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3. Set Operations</math:mtext>
              <math:mo>̲</math:mo>
            </math:munder>
          </math:mrow>
        </math:mstyle>
      </math:mtr>
      <math:mtr/>
      <math:mtr>
        <math:mrow>
          <math:mrow>
            <math:mi>a</math:mi>
            <math:mo math:stretchy="false">∈</math:mo>
            <math:mi>b</math:mi>
          </math:mrow>
          <math:mi>,</math:mi>
          <math:mrow>
            <math:mi>a</math:mi>
            <math:mo math:stretchy="false">∉</math:mo>
            <math:mi>b</math:mi>
          </math:mrow>
          <math:mi>,</math:mi>
          <math:mrow>
            <math:mi>a</math:mi>
            <math:mo math:stretchy="false">∋</math:mo>
            <math:mi>b</math:mi>
          </math:mrow>
          <math:mi>,</math:mi>
          <math:mo math:stretchy="false">∅</math:mo>
        </math:mrow>
      </math:mtr>
      <math:mtr>
        <math:mrow>
          <math:mrow>
            <math:mi>a</math:mi>
            <math:mo math:stretchy="false">∩</math:mo>
            <math:mi>b</math:mi>
          </math:mrow>
          <math:mi>,</math:mi>
          <math:mrow>
            <math:mi>a</math:mi>
            <math:mo math:stretchy="false">∪</math:mo>
            <math:mi>b</math:mi>
          </math:mrow>
          <math:mi>,</math:mi>
          <math:mrow>
            <math:mi>a</math:mi>
            <math:mo math:stretchy="false">∖</math:mo>
            <math:mi>b</math:mi>
          </math:mrow>
          <math:mi>,</math:mi>
          <math:mrow>
            <math:mi>a</math:mi>
            <math:mo math:stretchy="false">/</math:mo>
            <math:mi>b</math:mi>
          </math:mrow>
          <math:mi>,</math:mi>
          <math:mo math:stretchy="false">ℵ</math:mo>
        </math:mrow>
      </math:mtr>
      <math:mtr>
        <math:mrow>
          <math:mrow>
            <math:mi>a</math:mi>
            <math:mo math:stretchy="false">⊂</math:mo>
            <math:mi>b</math:mi>
          </math:mrow>
          <math:mi>,</math:mi>
          <math:mrow>
            <math:mi>a</math:mi>
            <math:mo math:stretchy="false">⊆</math:mo>
            <math:mi>b</math:mi>
          </math:mrow>
          <math:mi>,</math:mi>
          <math:mrow>
            <math:mi>a</math:mi>
            <math:mo math:stretchy="false">⊃</math:mo>
            <math:mi>b</math:mi>
          </math:mrow>
          <math:mi>,</math:mi>
          <math:mrow>
            <math:mi>a</math:mi>
            <math:mo math:stretchy="false">⊇</math:mo>
            <math:mi>b</math:mi>
          </math:mrow>
        </math:mrow>
      </math:mtr>
      <math:mtr>
        <math:mrow>
          <math:mrow>
            <math:mi>a</math:mi>
            <math:mo math:stretchy="false">⊄</math:mo>
            <math:mi>b</math:mi>
          </math:mrow>
          <math:mi>,</math:mi>
          <math:mrow>
            <math:mi>a</math:mi>
            <math:mo math:stretchy="false">⊈</math:mo>
            <math:mi>b</math:mi>
          </math:mrow>
          <math:mi>,</math:mi>
          <math:mrow>
            <math:mi>a</math:mi>
            <math:mo math:stretchy="false">⊅</math:mo>
            <math:mi>b</math:mi>
          </math:mrow>
          <math:mi>,</math:mi>
          <math:mrow>
            <math:mi>a</math:mi>
            <math:mo math:stretchy="false">⊉</math:mo>
            <math:mi>b</math:mi>
          </math:mrow>
        </math:mrow>
      </math:mtr>
      <math:mtr>
        <math:mrow>
          <math:mo math:stretchy="false">ℕ</math:mo>
          <math:mo math:stretchy="false">ℤ</math:mo>
          <math:mo math:stretchy="false">ℚ</math:mo>
          <math:mo math:stretchy="false">ℝ</math:mo>
          <math:mo math:stretchy="false">ℂ</math:mo>
        </math:mrow>
      </math:mtr>
    </math:mtable>
    <math:annotation math:encoding="StarMath 5.0">bold underline  "3. Set Operations" newline newline
a  in b, a notin b, a owns b, emptyset newline
a intersection b, a union b, a setminus b, a slash b, aleph newline
a subset b, a subseteq b, a supset b, a supseteq b newline
a nsubset b, a nsubseteq b, a nsupset b, a nsupseteq b newline
setN setZ setQ setR setC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